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text-properties officeooo:paragraph-rsid="000eda9c"/>
    </style:style>
    <style:style style:name="P3" style:family="paragraph" style:parent-style-name="Preformatted_20_Text">
      <style:text-properties style:font-name="Liberation Serif"/>
    </style:style>
    <style:style style:name="P4" style:family="paragraph" style:parent-style-name="Preformatted_20_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5" style:family="paragraph" style:parent-style-name="Preformatted_20_Text">
      <style:text-properties style:font-name="Liberation Serif" fo:font-size="13pt" style:font-size-asian="13pt" style:font-size-complex="13pt"/>
    </style:style>
    <style:style style:name="P6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Preformatted_20_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9" style:family="paragraph" style:parent-style-name="Preformatted_20_Text">
      <style:text-properties style:font-name="Liberation Serif"/>
    </style:style>
    <style:style style:name="P10" style:family="paragraph">
      <style:paragraph-properties style:writing-mode="lr-tb"/>
    </style:style>
    <style:style style:name="P11" style:family="paragraph" style:parent-style-name="Preformatted_20_Text">
      <style:text-properties fo:font-size="16pt" officeooo:paragraph-rsid="001a27d5" style:font-size-asian="16pt" style:font-size-complex="16pt"/>
    </style:style>
    <style:style style:name="P12" style:family="paragraph" style:parent-style-name="Text_20_body" style:list-style-name="L1">
      <style:text-properties officeooo:paragraph-rsid="000eda9c"/>
    </style:style>
    <style:style style:name="P13" style:family="paragraph" style:parent-style-name="Text_20_body" style:list-style-name="L1">
      <style:text-properties fo:font-size="14pt" fo:font-weight="normal" officeooo:paragraph-rsid="000eda9c" style:font-size-asian="14pt" style:font-weight-asian="normal" style:font-size-complex="14pt" style:font-weight-complex="normal"/>
    </style:style>
    <style:style style:name="P14" style:family="paragraph" style:parent-style-name="Text_20_body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15" style:family="paragraph" style:parent-style-name="Text_20_body">
      <style:text-properties fo:font-size="13pt" fo:font-weight="normal" officeooo:paragraph-rsid="00135142" style:font-size-asian="13pt" style:font-weight-asian="normal" style:font-size-complex="13pt" style:font-weight-complex="normal"/>
    </style:style>
    <style:style style:name="P16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Text_20_body">
      <style:text-properties fo:font-size="16pt" fo:font-weight="bold" officeooo:paragraph-rsid="001754ed" style:font-size-asian="16pt" style:font-weight-asian="bold" style:font-size-complex="16pt" style:font-weight-complex="bold"/>
    </style:style>
    <style:style style:name="P18" style:family="paragraph" style:parent-style-name="Text_20_body">
      <style:text-properties officeooo:paragraph-rsid="001691bf"/>
    </style:style>
    <style:style style:name="P19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text-properties officeooo:paragraph-rsid="001a27d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officeooo:rsid="001a27d5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0e8139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0eda9c" style:font-size-asian="13pt" style:font-weight-asian="normal" style:font-size-complex="13pt" style:font-weight-complex="normal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3pt" fo:language="en" fo:country="US" fo:font-weight="normal" officeooo:rsid="00135142" style:font-size-asian="13pt" style:font-weight-asian="normal" style:font-size-complex="13pt" style:font-weight-complex="normal"/>
    </style:style>
    <style:style style:name="T11" style:family="text">
      <style:text-properties fo:font-size="13pt" fo:language="en" fo:country="US" fo:font-weight="normal" officeooo:rsid="001a27d5" style:font-size-asian="13pt" style:font-weight-asian="normal" style:font-size-complex="13pt" style:font-weight-complex="normal"/>
    </style:style>
    <style:style style:name="T12" style:family="text">
      <style:text-properties fo:font-size="13pt" fo:language="en" fo:country="US" officeooo:rsid="001754ed" style:font-size-asian="13pt" style:font-size-complex="13pt"/>
    </style:style>
    <style:style style:name="T13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14" style:family="text">
      <style:text-properties officeooo:rsid="000fe32b"/>
    </style:style>
    <style:style style:name="T15" style:family="text">
      <style:text-properties officeooo:rsid="000eda9c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18" style:family="text">
      <style:text-properties style:font-name="Liberation Serif" fo:language="en" fo:country="US" officeooo:rsid="00135142"/>
    </style:style>
    <style:style style:name="T19" style:family="text">
      <style:text-properties fo:language="ru" fo:country="RU" officeooo:rsid="001754ed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14d71f"/>
    </style:style>
    <style:style style:name="T22" style:family="text">
      <style:text-properties fo:language="en" fo:country="US" officeooo:rsid="001754ed"/>
    </style:style>
    <style:style style:name="T23" style:family="text">
      <style:text-properties fo:language="en" fo:country="US" officeooo:rsid="001a27d5"/>
    </style:style>
    <style:style style:name="T24" style:family="text">
      <style:text-properties fo:language="en" fo:country="US" fo:font-weight="bold" style:font-weight-asian="bold" style:font-weight-complex="bold"/>
    </style:style>
    <style:style style:name="T25" style:family="text">
      <style:text-properties fo:language="en" fo:country="US" fo:font-weight="bold" officeooo:rsid="001a27d5" style:font-weight-asian="bold" style:font-weight-complex="bold"/>
    </style:style>
    <style:style style:name="T26" style:family="text">
      <style:text-properties fo:language="en" fo:country="US" fo:font-weight="normal" officeooo:rsid="001a27d5" style:font-weight-asian="normal" style:font-weight-complex="normal"/>
    </style:style>
    <style:style style:name="T27" style:family="text">
      <style:text-properties fo:language="fr" fo:country="FR"/>
    </style:style>
    <style:style style:name="T28" style:family="text">
      <style:text-properties style:font-name="Liberation Serif" fo:font-size="13pt" style:font-size-asian="13pt" style:font-size-complex="13pt"/>
    </style:style>
    <style:style style:name="T29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30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31" style:family="text">
      <style:text-properties style:font-name="Liberation Serif" fo:font-size="13pt" fo:language="en" fo:country="US" fo:font-weight="bold" style:font-size-asian="13pt" style:font-weight-asian="bold" style:font-size-complex="13pt" style:font-weight-complex="bold"/>
    </style:style>
    <style:style style:name="T32" style:family="text">
      <style:text-properties style:font-name="Liberation Serif" fo:font-weight="bold" style:font-weight-asian="bold" style:font-weight-complex="bold"/>
    </style:style>
    <style:style style:name="T33" style:family="text">
      <style:text-properties style:font-name="Liberation Serif" fo:font-weight="normal" style:font-weight-asian="normal" style:font-weight-complex="normal"/>
    </style:style>
    <style:style style:name="T34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5" style:family="text">
      <style:text-properties style:font-name="Liberation Serif" fo:font-size="14pt" fo:language="en" fo:country="US" fo:font-weight="bold" style:font-size-asian="14pt" style:font-weight-asian="bold" style:font-size-complex="14pt" style:font-weight-complex="bold"/>
    </style:style>
    <style:style style:name="T36" style:family="text">
      <style:text-properties style:font-name="Liberation Serif" fo:language="en" fo:country="US" fo:font-weight="bold" style:font-weight-asian="bold" style:font-weight-complex="bold"/>
    </style:style>
    <style:style style:name="T37" style:family="text">
      <style:text-properties style:font-name="Liberation Serif" fo:language="en" fo:country="US" fo:font-weight="bold" officeooo:rsid="001a27d5" style:font-weight-asian="bold" style:font-weight-complex="bold"/>
    </style:style>
    <style:style style:name="T38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ment expliquez-vous les différentes valeurs ?</text:p>
      <text:p text:style-name="P3"/>
      <text:p text:style-name="P5">Quand on clique sur différents pixels les valeurs RGB (Rouge, Vert, Bleu) changent parce que chaque pixel de l’image peut avoir une intensité différente pour chaque canal de couleur.</text:p>
      <text:p text:style-name="P5"/>
      <text:p text:style-name="P5">L’image est composée de points (pixels), et chacun possède une combinaison spécifique de R, G et B, ce qui donne la couleur finale.</text:p>
      <text:p text:style-name="P3"/>
      <text:p text:style-name="P3"/>
      <text:p text:style-name="P4">Pourquoi les valeurs H et S sont toujours nulles ?</text:p>
      <text:p text:style-name="P3"/>
      <text:p text:style-name="P5">H = teinte (Hue)</text:p>
      <text:p text:style-name="P5">S = saturation</text:p>
      <text:p text:style-name="P5">V = valeur (luminosité)</text:p>
      <text:p text:style-name="P5"/>
      <text:p text:style-name="P5">Si H = 0 et S = 0, ça veut dire que la couleur est un gris.</text:p>
      <text:p text:style-name="P5">En effet, dans une image en niveaux de gris, il n’y a pas de teinte, ni de saturation, donc seule la luminosité varie.</text:p>
      <text:p text:style-name="P3"/>
      <text:p text:style-name="P3"/>
      <text:p text:style-name="P4">Si vous deviez représenter cette image par programmation, quelle structure de donnée utiliseriez-vous ?</text:p>
      <text:p text:style-name="P4"/>
      <text:p text:style-name="P3"><text:span text:style-name="T10">T</text:span><text:span text:style-name="T5">ableau 2D: </text:span><text:span text:style-name="T8">image[x][y] = (R, G, B) et image[x][y] = (H, S, V)</text:span></text:p>
      <text:p text:style-name="P5"/>
      <text:p text:style-name="P5"/>
      <text:p text:style-name="P4">Selon vous, quelle serait le type de donnée le plus adapté pour cette structure ?</text:p>
      <text:p text:style-name="P5"/>
      <text:p text:style-name="P5">Pour chaque canal (R, G, B), les valeurs vont de 0 à 255. Donc le type adapté = entier non signé sur 8 bits (byte en Java par exemple).</text:p>
      <text:p text:style-name="P5"/>
      <text:p text:style-name="P5">H (Hue) : réel (float/double), exprimé en degrés 0–360.</text:p>
      <text:p text:style-name="P5">S (Saturation) : réel (float/double), entre 0.0 et 1.0.</text:p>
      <text:p text:style-name="P5">V (Value) : réel (float/double), entre 0.0 et 1.0.</text:p>
      <text:p text:style-name="P5"/>
      <text:p text:style-name="P5">Donc le type adapté pour HSV = float sur 32 bits ou double sur 64 bits</text:p>
      <text:p text:style-name="Preformatted_20_Text"/>
      <text:p text:style-name="Preformatted_20_Text"/>
      <text:p text:style-name="Preformatted_20_Text"/>
      <text:p text:style-name="P4">Image en co<text:span text:style-name="T14">u</text:span>leur</text:p>
      <text:p text:style-name="P4"/>
      <text:p text:style-name="P4">Comment expliquez-vous les différentes valeurs ?</text:p>
      <text:p text:style-name="P1"/>
      <text:p text:style-name="Text_20_body"><text:span text:style-name="Strong_20_Emphasis"><text:span text:style-name="T5">Chaque pixel a sa propre couleur</text:span></text:span><text:span text:style-name="T5"> </text:span><text:span text:style-name="T6">donc </text:span><text:span text:style-name="T5">chaque combinaison R, G </text:span><text:span text:style-name="T6">et </text:span><text:span text:style-name="T5">B peut être différente.</text:span><text:span text:style-name="T9"> </text:span><text:span text:style-name="Strong_20_Emphasis"><text:span text:style-name="T5">Image couleur</text:span></text:span><text:span text:style-name="T5"> </text:span><text:span text:style-name="T8">contrairement à une image en niveaux de gris :<text:line-break/>H (teinte) ≠ 0, S (saturation) ≠ 0, V (luminosité) varie selon la couleur du pixel.</text:span></text:p>
      <text:p text:style-name="P7"><text:soft-page-break/><text:span text:style-name="T15">À</text:span> quoi correspondent ces 3 calques ?</text:p>
      <text:p text:style-name="P2"><text:span text:style-name="T7">Ch</text:span><text:span text:style-name="T5">aque calque correspond </text:span><text:span text:style-name="Strong_20_Emphasis"><text:span text:style-name="T5">à un canal de couleur</text:span></text:span><text:span text:style-name="T5"> :</text:span></text:p>
      <text:list xml:id="list2833866204" text:style-name="L1">
        <text:list-item>
          <text:p text:style-name="P12"><text:span text:style-name="Strong_20_Emphasis"><text:span text:style-name="T5">R (Rouge)</text:span></text:span><text:span text:style-name="T5"> → intensité du rouge pour chaque pixel</text:span></text:p>
        </text:list-item>
        <text:list-item>
          <text:p text:style-name="P12"><text:span text:style-name="Strong_20_Emphasis"><text:span text:style-name="T5">G (Vert)</text:span></text:span><text:span text:style-name="T5"> → intensité du vert</text:span></text:p>
        </text:list-item>
        <text:list-item>
          <text:p text:style-name="P12"><text:span text:style-name="Strong_20_Emphasis"><text:span text:style-name="T5">B (Bleu)</text:span></text:span><text:span text:style-name="T5"> → intensité du bleu</text:span></text:p>
          <text:p text:style-name="P13"/>
        </text:list-item>
      </text:list>
      <text:p text:style-name="P7">Si vous deviez repr<text:span text:style-name="T15">é</text:span>senter cette image couleur par programmation, quelle structure de donn<text:span text:style-name="T15">é</text:span>e utiliseriez-vous ?</text:p>
      <text:p text:style-name="P15"><text:span text:style-name="T18">T</text:span><text:span text:style-name="T16">ableau 2D: </text:span>pixel[x][y] = (R, G, B)</text:p>
      <text:p text:style-name="P6"/>
      <text:p text:style-name="P7">Selon vous, quelle serait le type de donn<text:span text:style-name="T14">é</text:span>e le plus adapt<text:span text:style-name="T14">é</text:span> pour cette structure ?</text:p>
      <text:p text:style-name="Text_20_body"><text:span text:style-name="T17">Chaque canal va de </text:span><text:span text:style-name="Strong_20_Emphasis"><text:span text:style-name="T17">0 à 255</text:span></text:span><text:span text:style-name="T17"> donc </text:span><text:span text:style-name="Strong_20_Emphasis"><text:span text:style-name="T17">entier non signé 8 bits</text:span></text:span><text:span text:style-name="T17"> (</text:span><text:span text:style-name="Source_20_Text"><text:span text:style-name="T17">uint8</text:span></text:span><text:span text:style-name="T17"> ou </text:span><text:span text:style-name="Source_20_Text"><text:span text:style-name="T17">unsigned char</text:span></text:span><text:span text:style-name="T17">).</text:span></text:p>
      <text:p text:style-name="P14"/>
      <text:p text:style-name="P7">Au lieu d’utiliser 4 Byte/Unsigned char pour <text:span text:style-name="T27">repr</text:span><text:span text:style-name="T21">é</text:span><text:span text:style-name="T27">senter</text:span> un pixel, quel autre type pourrait-on utiliser ?</text:p>
      <text:p text:style-name="P18"><text:span text:style-name="Source_20_Text"><text:span text:style-name="T28">uint32_t</text:span></text:span><text:span text:style-name="T28"> (ou </text:span><text:span text:style-name="Source_20_Text"><text:span text:style-name="T28">unsigned int</text:span></text:span><text:span text:style-name="T28"> 32 bits)<text:line-break/><text:line-break/>Chaque pixel = </text:span><text:span text:style-name="Strong_20_Emphasis"><text:span text:style-name="T17">1 entier de 32 bits</text:span></text:span><text:span text:style-name="T17"> :</text:span><text:span text:style-name="T28"><text:line-break/></text:span><text:span text:style-name="Source_20_Text"><text:span text:style-name="T28">0xRRGGBBAA </text:span></text:span><text:span text:style-name="T28">ou </text:span><text:span text:style-name="Source_20_Text"><text:span text:style-name="T28">0xAARRGGBB</text:span></text:span><text:span text:style-name="T28"> selon l’ordre choisi</text:span></text:p>
      <text:p text:style-name="Text_20_body"><text:span text:style-name="Strong_20_Emphasis"><text:span text:style-name="T17">Exemple :</text:span></text:span></text:p>
      <text:p text:style-name="Preformatted_20_Text"><text:span text:style-name="Source_20_Text"><text:span text:style-name="T28">uint32_t pixel = 0xFF1122CC; // R=0x11, G=0x22, B=0xCC, A=0xFF</text:span></text:span></text:p>
      <text:p text:style-name="Preformatted_20_Text"><text:span text:style-name="Source_20_Text"><text:span text:style-name="T28">uint8_t red <text:s text:c="2"/>= (pixel &gt;&gt; 16) &amp; 0xFF;</text:span></text:span></text:p>
      <text:p text:style-name="Preformatted_20_Text"><text:span text:style-name="Source_20_Text"><text:span text:style-name="T28">uint8_t green = (pixel &gt;&gt; 8) &amp; 0xFF;</text:span></text:span></text:p>
      <text:p text:style-name="Preformatted_20_Text"><text:span text:style-name="Source_20_Text"><text:span text:style-name="T28">uint8_t blue <text:s/>= pixel &amp; 0xFF;</text:span></text:span></text:p>
      <text:p text:style-name="Preformatted_20_Text"><text:span text:style-name="Source_20_Text"><text:span text:style-name="T28">uint8_t alpha = (pixel &gt;&gt; 24) &amp; 0xFF;</text:span></text:span></text:p>
      <text:p text:style-name="P7"/>
      <text:p text:style-name="P7">Tracez les histogrammes des fichiers suivants : lena.pgm, anel.pgm, elna.pgm, ovmz.pgm et lena riendesuspect.pgm. Que constatez-vous ?</text:p>
      <text:p text:style-name="P17"><text:span text:style-name="T8">J’ai utilisé </text:span><text:span text:style-name="Strong_20_Emphasis"><text:span text:style-name="T8">GIMP</text:span></text:span><text:span text:style-name="T8"> pour comparer les histogrammes, car ceux que je lis depuis mon code sont </text:span><text:span text:style-name="Strong_20_Emphasis"><text:span text:style-name="T8">erronés</text:span></text:span><text:span text:style-name="T8"> : il y a </text:span><text:span text:style-name="Strong_20_Emphasis"><text:span text:style-name="T8">trop de pixels à la valeur 0</text:span></text:span><text:span text:style-name="T8">. </text:span><text:span text:style-name="T12">M</text:span><text:span text:style-name="T8">alheureusement </text:span><text:span text:style-name="T12">j</text:span><text:span text:style-name="T8">e n’ai pas réussi à résoudre ce problème pour le moment.</text:span> </text:p>
      <text:p text:style-name="P19"><text:span text:style-name="T5">Pour les fichiers </text:span><text:span text:style-name="Strong_20_Emphasis"><text:span text:style-name="T5">lena.pgm, anel.pgm, elna.pgm</text:span></text:span><text:span text:style-name="T5"> et </text:span><text:span text:style-name="Strong_20_Emphasis"><text:span text:style-name="T5">lena riendesuspect.pgm</text:span></text:span><text:span text:style-name="T5">, les histogrammes </text:span><text:soft-page-break/><text:span text:style-name="T5">sont </text:span><text:span text:style-name="Strong_20_Emphasis"><text:span text:style-name="T5">presque identiques</text:span></text:span><text:span text:style-name="T5">, ce qui montre que la répartition des niveaux de gris reste la même malgré de possibles permutations des pixels.</text:span></text:p>
      <text:p text:style-name="Text_20_body"><text:span text:style-name="T5">Pour </text:span><text:span text:style-name="Strong_20_Emphasis"><text:span text:style-name="T5">ovmz.pgm</text:span></text:span><text:span text:style-name="T5">, l’histogramme apparaît </text:span><text:span text:style-name="Strong_20_Emphasis"><text:span text:style-name="T5">inversé ou miroir</text:span></text:span><text:span text:style-name="T5">, indiquant que les valeurs de pixels ont été modifiées ou inversées.</text:span></text:p>
      <text:p text:style-name="Text_20_body"><text:span text:style-name="T5">Dans tous les cas, on constate que </text:span><text:span text:style-name="Strong_20_Emphasis"><text:span text:style-name="T5">la majorité des pixels se situe dans des nuances de gris, allant du noir au blanc</text:span></text:span><text:span text:style-name="T5">, c’est-à-dire des tons de gris, blanc et noir prédominants.</text:span></text:p>
      <text:p text:style-name="P11"><text:span text:style-name="T32"/></text:p>
      <text:p text:style-name="P11"><text:span text:style-name="T32">Bit de poids faible.</text:span><text:line-break/><text:span text:style-name="T32">Que constatez-vous ? </text:span><text:span text:style-name="T36">O</text:span><text:span text:style-name="T32">bservez-vous une </text:span><text:span text:style-name="T36">diff</text:span><text:span text:style-name="T37">é</text:span>rence<text:span text:style-name="T32"> sur l’histogramme?</text:span></text:p>
      <text:p text:style-name="P11"><text:span text:style-name="T30"/></text:p>
      <text:p text:style-name="P20"><text:span text:style-name="T17">L’image ressemble </text:span><text:span text:style-name="Strong_20_Emphasis"><text:span text:style-name="T17">presque exactement</text:span></text:span><text:span text:style-name="T17"> à l’originale. </text:span><text:span text:style-name="T5">Les modifications sur le </text:span><text:span text:style-name="Strong_20_Emphasis"><text:span text:style-name="T5">bit de poids faible</text:span></text:span><text:span text:style-name="T5"> sont très subtiles, donc l’œil humain ne les voit presque pas.<text:line-break/><text:line-break/></text:span><text:span text:style-name="Strong_20_Emphasis"><text:span text:style-name="T5">Histogramme</text:span></text:span><text:span text:style-name="T5"> : Les pixels impairs ont été convertis en pairs </text:span><text:span text:style-name="T11">d</text:span><text:span text:style-name="T5">onc </text:span><text:span text:style-name="T11">l</text:span><text:span text:style-name="T5">es barres correspondant aux valeurs </text:span><text:span text:style-name="Strong_20_Emphasis"><text:span text:style-name="T5">impaires diminuent</text:span></text:span><text:span text:style-name="T5"> ou disparaissent </text:span><text:span text:style-name="T11">et l</text:span><text:span text:style-name="T5">es barres correspondant aux valeurs </text:span><text:span text:style-name="Strong_20_Emphasis"><text:span text:style-name="T5">paires augmentent</text:span></text:span><text:span text:style-name="T5"> légèrement.</text:span></text:p>
      <text:p text:style-name="P20"><text:span text:style-name="T5"/></text:p>
      <text:p text:style-name="P20"><text:span text:style-name="T5"/></text:p>
      <text:p text:style-name="P11"><text:span text:style-name="T30"/></text:p>
      <text:p text:style-name="P11"><text:span text:style-name="T28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25T22:58:07.153000000</dc:date>
    <meta:editing-duration>PT39M24S</meta:editing-duration>
    <meta:editing-cycles>7</meta:editing-cycles>
    <meta:generator>LibreOffice/7.3.0.3$Windows_X86_64 LibreOffice_project/0f246aa12d0eee4a0f7adcefbf7c878fc2238db3</meta:generator>
    <meta:document-statistic meta:table-count="0" meta:image-count="0" meta:object-count="0" meta:page-count="3" meta:paragraph-count="45" meta:word-count="664" meta:character-count="3815" meta:non-whitespace-character-count="3192"/>
  </office:meta>
</office:document-meta>
</file>